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ff97"/>
    </style:style>
    <style:style style:name="P2" style:family="paragraph" style:parent-style-name="Standard">
      <style:text-properties officeooo:rsid="0015f074" officeooo:paragraph-rsid="00187689"/>
    </style:style>
    <style:style style:name="P3" style:family="paragraph" style:parent-style-name="Standard">
      <style:text-properties style:text-underline-style="none" officeooo:rsid="001f9914" officeooo:paragraph-rsid="0018ff97"/>
    </style:style>
    <style:style style:name="P4" style:family="paragraph" style:parent-style-name="Standard">
      <style:text-properties style:text-underline-style="none" officeooo:rsid="001f9914" officeooo:paragraph-rsid="001f9914"/>
    </style:style>
    <style:style style:name="P5" style:family="paragraph" style:parent-style-name="Standard">
      <style:text-properties officeooo:rsid="0020e81f" officeooo:paragraph-rsid="0020e81f"/>
    </style:style>
    <style:style style:name="T1" style:family="text">
      <style:text-properties officeooo:rsid="0015f07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9914"/>
    </style:style>
    <style:style style:name="T5" style:family="text">
      <style:text-properties officeooo:rsid="001d07b9"/>
    </style:style>
    <style:style style:name="T6" style:family="text">
      <style:text-properties officeooo:rsid="0020d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TODO: Arreglar tabulaciones en los listados de venta<text:span text:style-name="T5"> y</text:span> agregar headers columnas de los dos lados, <text:span text:style-name="T6">tambien falta agregar medidas minimas y medida en los productos de la lista izquierda</text:span></text:p>
      <text:p text:style-name="Standard"/>
      <text:p text:style-name="P5">#TODO: AGREGAR TOTAL A LA VENTA</text:p>
      <text:p text:style-name="Standard"/>
      <text:p text:style-name="Standard">#TODO: descuento manual de stock, terminar en la vista solamente.</text:p>
      <text:p text:style-name="Standard"/>
      <text:p text:style-name="P2">#TODO: Validaciones del <text:s/>descuento manual de stock</text:p>
      <text:p text:style-name="P2"/>
      <text:p text:style-name="P1"><text:span text:style-name="T1">#TODO: Agregar al listado de productos la medida(YA ESTAN AGREGADOS LOS CAMPOS EN LISTAR PRODUCTO, MODIFICAR PRODUCTO y BAJA PRODUCTO PERO ESTAN COMENTADOS PORQUE SE CORRE TODO</text:span><text:span text:style-name="T4">)</text:span></text:p>
      <text:p text:style-name="P3"/>
      <text:p text:style-name="P4">Lo otro lo hice todo, y revise todas las funciones para que muestren el mensaje y recarguen despues de 3 segundos!!!!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9-14T21:11:22.935638762</dc:date>
    <meta:editing-duration>PT5H8M53S</meta:editing-duration>
    <meta:editing-cycles>21</meta:editing-cycles>
    <meta:generator>LibreOffice/4.1.1.2$Linux_X86_64 LibreOffice_project/410m0$Build-2</meta:generator>
    <meta:document-statistic meta:table-count="0" meta:image-count="0" meta:object-count="0" meta:page-count="1" meta:paragraph-count="6" meta:word-count="101" meta:character-count="625" meta:non-whitespace-character-count="528"/>
  </office:meta>
</office:document-meta>
</file>